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CreatorTest_double_obj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@ JSONField ( name = "id" ) Double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CreatorTest_double_obj.test_creat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